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cripts/python/inputbox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btn_input" form:control-implementation="ooo:com.sun.star.form.component.CommandButton" xml:id="control1" form:id="control1" form:label="Input Box Example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inputbox.py$input_box?language=Python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name="Control 1" draw:style-name="gr1" draw:text-style-name="P1" svg:width="5.134cm" svg:height="0.874cm" draw:control="control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7T11:34:46.050422193</meta:creation-date>
    <meta:generator>LibreOffice/7.3.1.3$Linux_X86_64 LibreOffice_project/eead5aec017556e2cdbf9dfff06537ec58969b73</meta:generator>
    <dc:date>2022-03-28T22:28:11.180141776</dc:date>
    <meta:editing-duration>PT1M16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